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43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0.5764in"/>
    </style:style>
    <style:style style:name="co6" style:family="table-column">
      <style:table-column-properties fo:break-before="auto" style:column-width="1.4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3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office:value-type="string" calcext:value-type="string">
            <text:p>throat diameter</text:p>
          </table:table-cell>
          <table:table-cell office:value-type="float" office:value="0.4375" calcext:value-type="float">
            <text:p>0.438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# of shear pins</text:p>
          </table:table-cell>
          <table:table-cell table:number-columns-repeated="2"/>
          <table:table-cell office:value-type="string" calcext:value-type="string">
            <text:p>Core Volu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d pressure</text:p>
          </table:table-cell>
          <table:table-cell office:value-type="float" office:value="500" calcext:value-type="float">
            <text:p>500.000</text:p>
          </table:table-cell>
          <table:table-cell office:value-type="string" calcext:value-type="string">
            <text:p>psi</text:p>
          </table:table-cell>
          <table:table-cell table:number-columns-repeated="3"/>
          <table:table-cell table:style-name="ce1" table:formula="of:=ROUNDUP([.B8])" office:value-type="float" office:value="3" calcext:value-type="float">
            <text:p>3.000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Core Diameter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shear pin strength</text:p>
          </table:table-cell>
          <table:table-cell office:value-type="float" office:value="35" calcext:value-type="float">
            <text:p>35.000</text:p>
          </table:table-cell>
          <table:table-cell office:value-type="string" calcext:value-type="string">
            <text:p>lb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.5625" calcext:value-type="float">
            <text:p>2.5625</text:p>
          </table:table-cell>
          <table:table-cell office:value-type="float" office:value="5" calcext:value-type="float">
            <text:p>5</text:p>
          </table:table-cell>
          <table:table-cell table:formula="of:=([.K3]*0.5)*([.K3]*0.5)*PI()*[.L3]*[.M3]" office:value-type="float" office:value="2.51572849213245" calcext:value-type="float">
            <text:p>2.51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-56 strength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5381" calcext:value-type="float">
            <text:p>0.5381</text:p>
          </table:table-cell>
          <table:table-cell office:value-type="float" office:value="2.5625" calcext:value-type="float">
            <text:p>2.5625</text:p>
          </table:table-cell>
          <table:table-cell office:value-type="float" office:value="1" calcext:value-type="float">
            <text:p>1</text:p>
          </table:table-cell>
          <table:table-cell table:formula="of:=([.K4]*0.5)*([.K4]*0.5)*PI()*[.L4]*[.M4]" office:value-type="float" office:value="0.582746588175859" calcext:value-type="float">
            <text:p>0.58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b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25" calcext:value-type="float">
            <text:p>0.625</text:p>
          </table:table-cell>
          <table:table-cell office:value-type="float" office:value="2.5625" calcext:value-type="float">
            <text:p>2.5625</text:p>
          </table:table-cell>
          <table:table-cell office:value-type="float" office:value="1" calcext:value-type="float">
            <text:p>1</text:p>
          </table:table-cell>
          <table:table-cell table:formula="of:=([.K5]*0.5)*([.K5]*0.5)*PI()*[.L5]*[.M5]" office:value-type="float" office:value="0.786165153791391" calcext:value-type="float">
            <text:p>0.7862</text:p>
          </table:table-cell>
        </table:table-row>
        <table:table-row table:style-name="ro1">
          <table:table-cell office:value-type="string" calcext:value-type="string">
            <text:p>throat area</text:p>
          </table:table-cell>
          <table:table-cell table:formula="of:=([.B1]*0.5)*([.B1]*0.5)*PI()" office:value-type="float" office:value="0.150330117212793" calcext:value-type="float">
            <text:p>0.150</text:p>
          </table:table-cell>
          <table:table-cell office:value-type="string" calcext:value-type="string">
            <text:p>in^2</text:p>
          </table:table-cell>
          <table:table-cell/>
          <table:table-cell office:value-type="string" calcext:value-type="string">
            <text:p>ma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b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781" calcext:value-type="float">
            <text:p>0.5781</text:p>
          </table:table-cell>
          <table:table-cell office:value-type="float" office:value="2.5625" calcext:value-type="float">
            <text:p>2.5625</text:p>
          </table:table-cell>
          <table:table-cell office:value-type="float" office:value="1" calcext:value-type="float">
            <text:p>1</text:p>
          </table:table-cell>
          <table:table-cell table:formula="of:=([.K6]*0.5)*([.K6]*0.5)*PI()*[.L6]*[.M6]" office:value-type="float" office:value="0.672604384749243" calcext:value-type="float">
            <text:p>0.6726</text:p>
          </table:table-cell>
        </table:table-row>
        <table:table-row table:style-name="ro1">
          <table:table-cell office:value-type="string" calcext:value-type="string">
            <text:p>force on disk</text:p>
          </table:table-cell>
          <table:table-cell table:formula="of:=[.B6]*[.B2]" office:value-type="float" office:value="75.1650586063965" calcext:value-type="float">
            <text:p>75.165</text:p>
          </table:table-cell>
          <table:table-cell office:value-type="string" calcext:value-type="string">
            <text:p>lbf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table:formula="of:=([.K7]*0.5)*([.K7]*0.5)*PI()*[.L7]*[.M7]"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Required # of pins</text:p>
          </table:table-cell>
          <table:table-cell table:formula="of:=[.B7]/[.B3]" office:value-type="float" office:value="2.1475731030399" calcext:value-type="float">
            <text:p>2.14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3"/>
          <table:table-cell table:formula="of:=([.K8]*0.5)*([.K8]*0.5)*PI()*[.L8]*[.M8]" office:value-type="float" office:value="0" calcext:value-type="float">
            <text:p>0.0000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table:formula="of:=([.K9]*0.5)*([.K9]*0.5)*PI()*[.L9]*[.M9]" office:value-type="float" office:value="0" calcext:value-type="float">
            <text:p>0.0000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"/>
          <table:table-cell table:formula="of:=([.K10]*0.5)*([.K10]*0.5)*PI()*[.L10]*[.M10]" office:value-type="float" office:value="0" calcext:value-type="float">
            <text:p>0.0000</text:p>
          </table:table-cell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"/>
          <table:table-cell table:formula="of:=([.K11]*0.5)*([.K11]*0.5)*PI()*[.L11]*[.M11]" office:value-type="float" office:value="0" calcext:value-type="float">
            <text:p>0.00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Drag force on fins</text:p>
          </table:table-cell>
          <table:table-cell table:number-columns-repeated="8"/>
          <table:table-cell office:value-type="string" calcext:value-type="string">
            <text:p>total volume </text:p>
          </table:table-cell>
          <table:table-cell table:formula="of:=ROUND(SUM([.N:.N]);3)" office:value-type="float" office:value="4.557" calcext:value-type="float">
            <text:p>4.557</text:p>
          </table:table-cell>
          <table:table-cell office:value-type="string" calcext:value-type="string">
            <text:p>in^3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# of shear pins</text:p>
          </table:table-cell>
          <table:table-cell office:value-type="float" office:value="2" calcext:value-type="float">
            <text:p>2.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k strength min</text:p>
          </table:table-cell>
          <table:table-cell table:formula="of:=[.B20]*[.F5]" office:value-type="float" office:value="70" calcext:value-type="float">
            <text:p>70.000</text:p>
          </table:table-cell>
          <table:table-cell office:value-type="string" calcext:value-type="string">
            <text:p>lbf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nescessary weight of ignitor bits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ROUND([.K16]^0.7;3)" office:value-type="float" office:value="2.891" calcext:value-type="float">
            <text:p>2.891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 pressure to burst</text:p>
          </table:table-cell>
          <table:table-cell table:formula="of:=[.B21]/[.B6]" office:value-type="float" office:value="465.641890646002" calcext:value-type="float">
            <text:p>465.642</text:p>
          </table:table-cell>
          <table:table-cell office:value-type="string" calcext:value-type="string">
            <text:p>psi</text:p>
          </table:table-cell>
          <table:table-cell table:number-columns-repeated="11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/00/0000</text:date>, <text:time style:data-style-name="N2" text:time-value="21:19:04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5T17:52:22.273000000</meta:creation-date>
    <dc:date>2024-08-15T12:53:14.240000000</dc:date>
    <meta:editing-duration>P2DT13H28M55S</meta:editing-duration>
    <meta:editing-cycles>7</meta:editing-cycles>
    <meta:generator>LibreOffice/24.2.2.2$Windows_X86_64 LibreOffice_project/d56cc158d8a96260b836f100ef4b4ef25d6f1a01</meta:generator>
    <meta:document-statistic meta:table-count="1" meta:cell-count="77" meta:object-count="0"/>
  </office:meta>
</office:document-meta>
</file>